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language="cs" fo:country="CZ"/>
    </style:style>
    <style:style style:name="P3" style:family="paragraph" style:parent-style-name="Text_20_body" style:list-style-name="L3">
      <style:text-properties fo:language="cs" fo:country="CZ"/>
    </style:style>
    <style:style style:name="P4" style:family="paragraph" style:parent-style-name="Text_20_body" style:list-style-name="L1">
      <style:text-properties fo:language="en" fo:country="US"/>
    </style:style>
    <style:style style:name="P5" style:family="paragraph" style:parent-style-name="Text_20_body" style:list-style-name="L2">
      <style:text-properties fo:language="en" fo:country="US"/>
    </style:style>
    <style:style style:name="P6" style:family="paragraph" style:parent-style-name="Text_20_body" style:list-style-name="L2">
      <style:paragraph-properties fo:text-align="start" style:justify-single-word="false"/>
      <style:text-properties fo:language="en" fo:country="US"/>
    </style:style>
    <style:style style:name="P7" style:family="paragraph" style:parent-style-name="Text_20_body" style:list-style-name="L3">
      <style:text-properties fo:language="en" fo:country="US"/>
    </style:style>
    <style:style style:name="P8" style:family="paragraph" style:parent-style-name="Text_20_body" style:list-style-name="L4">
      <style:text-properties fo:language="en" fo:country="US"/>
    </style:style>
    <style:style style:name="P9" style:family="paragraph" style:parent-style-name="Text_20_body" style:list-style-name="L5">
      <style:text-properties fo:language="en" fo:country="US"/>
    </style:style>
    <style:style style:name="P10" style:family="paragraph" style:parent-style-name="Text_20_body" style:list-style-name="L2">
      <style:paragraph-properties fo:margin-left="3.736cm" fo:margin-right="0cm" fo:text-indent="-0.635cm" style:auto-text-indent="false"/>
      <style:text-properties fo:language="en" fo:country="US"/>
    </style:style>
    <style:style style:name="P11" style:family="paragraph" style:parent-style-name="Text_20_body" style:list-style-name="L2">
      <style:paragraph-properties fo:margin-left="4.981cm" fo:margin-right="0cm" fo:text-indent="-0.635cm" style:auto-text-indent="false"/>
      <style:text-properties fo:language="en" fo:country="US"/>
    </style:style>
    <style:style style:name="P12" style:family="paragraph" style:parent-style-name="Heading_20_2">
      <style:text-properties fo:language="cs" fo:country="CZ"/>
    </style:style>
    <style:style style:name="T1" style:family="text">
      <style:text-properties fo:language="cs" fo:country="CZ"/>
    </style:style>
    <style:style style:name="T2"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076cm" fo:text-indent="-0.635cm" fo:margin-left="3.0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11cm" fo:text-indent="-0.635cm" fo:margin-left="3.7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346cm" fo:text-indent="-0.635cm" fo:margin-left="4.3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81cm" fo:text-indent="-0.635cm" fo:margin-left="4.9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16cm" fo:text-indent="-0.635cm" fo:margin-left="5.6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251cm" fo:text-indent="-0.635cm" fo:margin-left="6.2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86cm" fo:text-indent="-0.635cm" fo:margin-left="6.8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21cm" fo:text-indent="-0.635cm" fo:margin-left="7.5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156cm" fo:text-indent="-0.635cm" fo:margin-left="8.1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91cm" fo:text-indent="-0.635cm" fo:margin-left="8.7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076cm" fo:text-indent="-0.635cm" fo:margin-left="3.0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11cm" fo:text-indent="-0.635cm" fo:margin-left="3.7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346cm" fo:text-indent="-0.635cm" fo:margin-left="4.3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81cm" fo:text-indent="-0.635cm" fo:margin-left="4.9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16cm" fo:text-indent="-0.635cm" fo:margin-left="5.6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251cm" fo:text-indent="-0.635cm" fo:margin-left="6.2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86cm" fo:text-indent="-0.635cm" fo:margin-left="6.8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21cm" fo:text-indent="-0.635cm" fo:margin-left="7.5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156cm" fo:text-indent="-0.635cm" fo:margin-left="8.1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91cm" fo:text-indent="-0.635cm" fo:margin-left="8.7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01cm" fo:text-indent="-0.635cm" fo:margin-left="3.1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36cm" fo:text-indent="-0.635cm" fo:margin-left="3.7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371cm" fo:text-indent="-0.635cm" fo:margin-left="4.3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06cm" fo:text-indent="-0.635cm" fo:margin-left="5.0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41cm" fo:text-indent="-0.635cm" fo:margin-left="5.6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276cm" fo:text-indent="-0.635cm" fo:margin-left="6.2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11cm" fo:text-indent="-0.635cm" fo:margin-left="6.9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46cm" fo:text-indent="-0.635cm" fo:margin-left="7.5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181cm" fo:text-indent="-0.635cm" fo:margin-left="8.1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16cm" fo:text-indent="-0.635cm" fo:margin-left="8.81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Osnova</text:h>
      <text:list xml:id="list1253201962080355416" text:style-name="L1">
        <text:list-item>
          <text:p text:style-name="P2">abstract: topic intro, motivation to write about something or do something, what is the work about and what is its goal, set of topics covered, what a reader is going to get if he or she reads the thesis, why to read it</text:p>
        </text:list-item>
        <text:list-item>
          <text:p text:style-name="P2">preface:</text:p>
          <text:list>
            <text:list-item>
              <text:p text:style-name="P2">what it contains</text:p>
            </text:list-item>
            <text:list-item>
              <text:p text:style-name="P2">who is the target audience and why</text:p>
            </text:list-item>
            <text:list-item>
              <text:p text:style-name="P1"><text:span text:style-name="T1">overview of chapter</text:span><text:span text:style-name="T2">s'</text:span><text:span text:style-name="T1"> content</text:span></text:p>
            </text:list-item>
          </text:list>
        </text:list-item>
        <text:list-item>
          <text:p text:style-name="P4">credits</text:p>
        </text:list-item>
        <text:list-item>
          <text:p text:style-name="P4">chapters:</text:p>
        </text:list-item>
      </text:list>
      <text:list xml:id="list7615775248618336123" text:style-name="L2">
        <text:list-item>
          <text:list>
            <text:list-item>
              <text:p text:style-name="P5">Introduction</text:p>
              <text:list>
                <text:list-item>
                  <text:p text:style-name="P5">linked data, web of data, semantic web, open data: growing demand on raw data:</text:p>
                  <text:list>
                    <text:list-item>
                      <text:p text:style-name="P5">motives: transparency of the process of assigning public contracts, consumers wanting to rank restaurants based on the results of hygiene checks and more (see Fond Otakara Motejla web page)</text:p>
                    </text:list-item>
                    <text:list-item>
                      <text:p text:style-name="P5">LD as a publishing paradigm satisfying the needs highlighted in the Motives section</text:p>
                    </text:list-item>
                  </text:list>
                </text:list-item>
                <text:list-item>
                  <text:p text:style-name="P5">opendata: demand, purpose, usage, service to public, publishers and institutions providing data to dataset publishers in the Czech republic; </text:p>
                </text:list-item>
                <text:list-item>
                  <text:p text:style-name="P5">linked.opendata.cz publishes datasets and needs more (already published, public contracts)</text:p>
                </text:list-item>
                <text:list-item>
                  <text:p text:style-name="P5">create a new dataset and ontology: crime, LD and opendata</text:p>
                </text:list-item>
              </text:list>
            </text:list-item>
            <text:list-item>
              <text:p text:style-name="P5">new dataset: crimes</text:p>
              <text:list>
                <text:list-item>
                  <text:p text:style-name="P5">Requirements:</text:p>
                  <text:list>
                    <text:list-item>
                      <text:p text:style-name="P5">data requirements:</text:p>
                      <text:list>
                        <text:list-item>
                          <text:p text:style-name="P5">detailed: as much information detail about the committed crimes as possible, fine time granularity</text:p>
                        </text:list-item>
                        <text:list-item>
                          <text:p text:style-name="P5">complete: as much information as possible excluding personal data</text:p>
                        </text:list-item>
                      </text:list>
                    </text:list-item>
                    <text:list-item>
                      <text:p text:style-name="P5">ability to stay up-to-date: structure changes, data updates</text:p>
                    </text:list-item>
                    <text:list-item>
                      <text:p text:style-name="P5">used by public: published on linked.opendata.cz (=&gt; dataset discovery?)</text:p>
                    </text:list-item>
                    <text:list-item>
                      <text:p text:style-name="P5">ability to be mashed together with other datasets: linking to other datasets</text:p>
                    </text:list-item>
                    <text:list-item>
                      <text:p text:style-name="P5">extensibility, ease of use, ease of discovery =&gt; reuse of standard vocabularies</text:p>
                    </text:list-item>
                    <text:list-item>
                      <text:p text:style-name="P5">usefulness =&gt; demo-application</text:p>
                    </text:list-item>
                  </text:list>
                </text:list-item>
                <text:list-item>
                  <text:p text:style-name="P5">Goals:</text:p>
                  <text:list>
                    <text:list-item>
                      <text:p text:style-name="P5">data source: find the most complete and detailed data source of crime statistics there is</text:p>
                    </text:list-item>
                    <text:list-item>
                      <text:p text:style-name="P5">create an ontology (vocabulary):</text:p>
                      <text:list>
                        <text:list-item>
                          <text:p text:style-name="P6">easily extensible: public definition, vocabulary reuse</text:p>
                        </text:list-item>
                        <text:list-item>
                          <text:p text:style-name="P5"><text:soft-page-break/>easily comprehensible: vocabulary reuse</text:p>
                        </text:list-item>
                      </text:list>
                    </text:list-item>
                    <text:list-item>
                      <text:p text:style-name="P5">devise an update mechanism</text:p>
                    </text:list-item>
                    <text:list-item>
                      <text:p text:style-name="P5">publish:</text:p>
                      <text:list>
                        <text:list-item>
                          <text:p text:style-name="P5">in RDF, stored in an RDF store, served at SPARQL endpoints</text:p>
                        </text:list-item>
                      </text:list>
                    </text:list-item>
                    <text:list-item>
                      <text:p text:style-name="P5">link with other datasets to provide the ability to perform data mashups</text:p>
                    </text:list-item>
                    <text:list-item>
                      <text:p text:style-name="P5">develop a demo-app: app specification</text:p>
                    </text:list-item>
                  </text:list>
                </text:list-item>
                <text:list-item>
                  <text:p text:style-name="P5">Potential users</text:p>
                  <text:list>
                    <text:list-item>
                      <text:p text:style-name="P5">dataset: application developers building an app consuming Linked data, dataset creators (linking their datasets to this one)</text:p>
                    </text:list-item>
                    <text:list-item>
                      <text:p text:style-name="P5">demo-app: every user of an Android powered device</text:p>
                    </text:list-item>
                  </text:list>
                </text:list-item>
              </text:list>
            </text:list-item>
            <text:list-item>
              <text:p text:style-name="P5"><text:span text:style-name="T1">crime data</text:span>set</text:p>
              <text:list>
                <text:list-item>
                  <text:p text:style-name="P5">alternative sources of crime statistics data (police statistics (Sestava 1, Sestava 2), ESSK, web servers of various municipalities)</text:p>
                  <text:list>
                    <text:list-item>
                      <text:p text:style-name="P5">publishers, how they met the requirements and rank them accordingly (detail, completeness (time, information)), comparison</text:p>
                    </text:list-item>
                  </text:list>
                </text:list-item>
                <text:list-item>
                  <text:p text:style-name="P5">used data sources detailed description:</text:p>
                </text:list-item>
              </text:list>
            </text:list-item>
          </text:list>
        </text:list-item>
      </text:list>
      <text:list xml:id="list5597295660830612772" text:style-name="L3">
        <text:list-item>
          <text:list>
            <text:list-item>
              <text:list>
                <text:list-item>
                  <text:p text:style-name="P7">crime data: (Police data)</text:p>
                  <text:list>
                    <text:list-item>
                      <text:p text:style-name="P3">describe requirements met as the reason of choice</text:p>
                    </text:list-item>
                    <text:list-item>
                      <text:p text:style-name="P3">overview: police officer fills in forms =&gt; sending to ESSK =&gt; excels for public (include examples: Sestava 1, Sestava 2)</text:p>
                    </text:list-item>
                    <text:list-item>
                      <text:p text:style-name="P7"><text:span text:style-name="T1">what information is available: F</text:span>T<text:span text:style-name="T1">Č, FZP (describe the forms using their scanned images?), codelists (HTML)</text:span></text:p>
                    </text:list-item>
                    <text:list-item>
                      <text:p text:style-name="P3">how the data from the forms is stored:</text:p>
                      <text:list>
                        <text:list-item>
                          <text:p text:style-name="P3">MDB (database description)</text:p>
                        </text:list-item>
                        <text:list-item>
                          <text:p text:style-name="P7">forms to MDB mapping</text:p>
                        </text:list-item>
                      </text:list>
                    </text:list-item>
                  </text:list>
                </text:list-item>
              </text:list>
            </text:list-item>
          </text:list>
        </text:list-item>
      </text:list>
      <text:list xml:id="list42680876" text:continue-list="list7615775248618336123" text:style-name="L2">
        <text:list-item>
          <text:list>
            <text:list-item>
              <text:list>
                <text:list-item>
                  <text:p text:style-name="P10">additional crime statistics source: excels (Sestava 1, Sestava 2)</text:p>
                </text:list-item>
                <text:list-item>
                  <text:p text:style-name="P10">RUIAN:</text:p>
                  <text:list>
                    <text:list-item>
                      <text:p text:style-name="P11">overview</text:p>
                    </text:list-item>
                    <text:list-item>
                      <text:p text:style-name="P11">source of existing RDF datasets</text:p>
                    </text:list-item>
                    <text:list-item>
                      <text:p text:style-name="P11">geometry information about the boundaries of territorial units</text:p>
                    </text:list-item>
                    <text:list-item>
                      <text:p text:style-name="P11">v<text:span text:style-name="T1">ýměnný formát: types of territorial units, various types of datasets for territorial units, historic information, differential vs full information</text:span></text:p>
                    </text:list-item>
                    <text:list-item>
                      <text:p text:style-name="P11"><text:span text:style-name="T1">information to get: complete boundaries for several kinds of TU </text:span>along with the relationships between the TUs<text:span text:style-name="T1">, not using historic data (using a certain version of data files valid up to a certain point of time; </text:span>no updates in future<text:span text:style-name="T1">); </text:span>only the URIs and codes extracted for TUs beacause the municipalities dataset already exists</text:p>
                    </text:list-item>
                  </text:list>
                </text:list-item>
              </text:list>
            </text:list-item>
          </text:list>
        </text:list-item>
      </text:list>
      <text:list xml:id="list1003871038585899489" text:style-name="L4">
        <text:list-item>
          <text:list>
            <text:list-item>
              <text:list>
                <text:list-item>
                  <text:list>
                    <text:list-item>
                      <text:list>
                        <text:list-item>
                          <text:p text:style-name="P8">purpose: joining with the shapefile</text:p>
                        </text:list-item>
                      </text:list>
                    </text:list-item>
                  </text:list>
                </text:list-item>
              </text:list>
            </text:list-item>
          </text:list>
        </text:list-item>
      </text:list>
      <text:list xml:id="list42692060" text:continue-list="list42680876" text:style-name="L2">
        <text:list-item>
          <text:list>
            <text:list-item>
              <text:list>
                <text:list-item>
                  <text:p text:style-name="P10">shapefile: from Otev<text:span text:style-name="T1">řená společnost, valid at a certain point of time (year </text:span><text:soft-page-break/><text:span text:style-name="T1">2013?), only departments with </text:span>the <text:span text:style-name="T1">territory, code and name included; </text:span>additional information: the number of inhabitants and the area of a department's territory<text:span text:style-name="T1">; </text:span>format ESRI shapefile (need to transform to GML)</text:p>
                </text:list-item>
              </text:list>
            </text:list-item>
          </text:list>
        </text:list-item>
      </text:list>
      <text:list xml:id="list7747503253642255129" text:style-name="L5">
        <text:list-item>
          <text:list>
            <text:list-item>
              <text:list>
                <text:list-item>
                  <text:p text:style-name="P9">purpose: to enable joining departments to TUs in RUIAN dataset using the helper boundary geometry dataset (=&gt; linking with RUIAN dataset)</text:p>
                </text:list-item>
              </text:list>
            </text:list-item>
          </text:list>
        </text:list-item>
      </text:list>
      <text:list xml:id="list42679334" text:continue-list="list42692060" text:style-name="L2">
        <text:list-item>
          <text:list>
            <text:list-item>
              <text:p text:style-name="P5">used technologies: describe their use in this case; semantic web technologies</text:p>
              <text:list>
                <text:list-item>
                  <text:p text:style-name="P5">technologies:</text:p>
                  <text:list>
                    <text:list-item>
                      <text:p text:style-name="P5">LinkedData: principles, concepts</text:p>
                      <text:list>
                        <text:list-item>
                          <text:p text:style-name="P5">RDF: ontology, crime data</text:p>
                        </text:list-item>
                        <text:list-item>
                          <text:p text:style-name="P5">RDFS, well-known vocabularies: ontology</text:p>
                        </text:list-item>
                      </text:list>
                    </text:list-item>
                    <text:list-item>
                      <text:p text:style-name="P5">SPARQL: queries from the Crime Service</text:p>
                      <text:list>
                        <text:list-item>
                          <text:p text:style-name="P5">a link to the specification, used version, Virtuoso extensions</text:p>
                        </text:list-item>
                      </text:list>
                    </text:list-item>
                    <text:list-item>
                      <text:p text:style-name="P5">spatially enabled database (PostgreSQL + PostGIS): to store the department geometry, to link departments and RUIAN</text:p>
                      <text:list>
                        <text:list-item>
                          <text:p text:style-name="P5">features, usage, why PostGIS, alternatives</text:p>
                        </text:list-item>
                      </text:list>
                    </text:list-item>
                  </text:list>
                </text:list-item>
                <text:list-item>
                  <text:p text:style-name="P5">tools and software:</text:p>
                  <text:list>
                    <text:list-item>
                      <text:p text:style-name="P5">D2RQ: relational DB to RDF mapping tool</text:p>
                    </text:list-item>
                    <text:list-item>
                      <text:p text:style-name="P5">Apache JENA: issuing SPARQL queries from the Crime Service</text:p>
                    </text:list-item>
                    <text:list-item>
                      <text:p text:style-name="P5">OpenLink Virtuoso</text:p>
                    </text:list-item>
                    <text:list-item>
                      <text:p text:style-name="P5">Apache Tomcat: Jersey JAXRS servlet container</text:p>
                    </text:list-item>
                    <text:list-item>
                      <text:p text:style-name="P5">Access, MySQL: to store the crime data (Bullzip converter?) and to perform departments extraction</text:p>
                    </text:list-item>
                    <text:list-item>
                      <text:p text:style-name="P5">PostgreSQL + PostGIS</text:p>
                    </text:list-item>
                  </text:list>
                </text:list-item>
              </text:list>
            </text:list-item>
            <text:list-item>
              <text:p text:style-name="P5">ontology</text:p>
              <text:list>
                <text:list-item>
                  <text:p text:style-name="P5">ontology diagrams:</text:p>
                  <text:list>
                    <text:list-item>
                      <text:p text:style-name="P5">overview (outset): Like in Data Cube outset<text:span text:style-name="T1">; </text:span>datasets with all components and relationships</text:p>
                    </text:list-item>
                    <text:list-item>
                      <text:p text:style-name="P5">codelists: general diagram, specific diagram for codelists linking to other resources, departments etc.</text:p>
                    </text:list-item>
                    <text:list-item>
                      <text:p text:style-name="P5">classes diagrams: law classes with their properties, helper classes (PredmetZajmu, VztahObetiKPachateli, ObjektNapadeniExtremismem)</text:p>
                      <text:list>
                        <text:list-item>
                          <text:p text:style-name="P5">classes by category: law</text:p>
                        </text:list-item>
                      </text:list>
                    </text:list-item>
                  </text:list>
                </text:list-item>
                <text:list-item>
                  <text:p text:style-name="P5">datasets description: components, dimensions, measures (links to their definitions)</text:p>
                  <text:list>
                    <text:list-item>
                      <text:p text:style-name="P5">datasets: list of components<text:span text:style-name="T1">; </text:span>links to: dimensions and measures</text:p>
                    </text:list-item>
                    <text:list-item>
                      <text:p text:style-name="P5">dimensions, measures definitions: links to codelists, linked classes (PredmetZajmu etc.), datasets where they are used, superproperties (qb, SDMX), subproperties</text:p>
                    </text:list-item>
                  </text:list>
                </text:list-item>
                <text:list-item>
                  <text:p text:style-name="P5">classes and properties: index, definitions; links to superclasses, subclasses, properties (often dimensions and measures)</text:p>
                </text:list-item>
                <text:list-item>
                  <text:p text:style-name="P5"><text:soft-page-break/>codelists: index, diagram, definition, usage<text:span text:style-name="T1">; </text:span>links to: wrapper class, linking properties, linked resources, dimensions and measures<text:span text:style-name="T1">; </text:span>logical parts: definition, linking, data extraction, semantics</text:p>
                </text:list-item>
                <text:list-item>
                  <text:p text:style-name="P5">URI naming convention</text:p>
                </text:list-item>
                <text:list-item>
                  <text:p text:style-name="P5">discussion: data version changes, data structure changes (codelists: match concepts using SPARQL?)</text:p>
                </text:list-item>
              </text:list>
            </text:list-item>
            <text:list-item>
              <text:p text:style-name="P5">data transformation</text:p>
              <text:list>
                <text:list-item>
                  <text:p text:style-name="P5">datasets: using D2RQ (mapping file probably does not need to be described as the concept of mapping file is explained earlier in the Used technologies section)</text:p>
                  <text:list>
                    <text:list-item>
                      <text:p text:style-name="P5">result: N-triples file for a given year to upload to an RDF store</text:p>
                    </text:list-item>
                    <text:list-item>
                      <text:p text:style-name="P5">incomplete: crime solved ratio, versioning to be generated later</text:p>
                    </text:list-item>
                    <text:list-item>
                      <text:p text:style-name="P5">update mechanism: SQL script to match crimes and perpatrators from one database to other and generate links (versions for mappings as well? TODO perform queries over the crime database)</text:p>
                    </text:list-item>
                  </text:list>
                </text:list-item>
                <text:list-item>
                  <text:p text:style-name="P5">ontology:</text:p>
                  <text:list>
                    <text:list-item>
                      <text:p text:style-name="P5">codelists: using scripts to extract concepts</text:p>
                    </text:list-item>
                    <text:list-item>
                      <text:p text:style-name="P5">departments: describe the whole process</text:p>
                    </text:list-item>
                  </text:list>
                </text:list-item>
                <text:list-item>
                  <text:p text:style-name="P5">shapefile:</text:p>
                  <text:list>
                    <text:list-item>
                      <text:p text:style-name="P5">external tool: from ESRI shapefile to GML</text:p>
                    </text:list-item>
                    <text:list-item>
                      <text:p text:style-name="P5">extracted from GML: number of inhabitants, area, boundary using XSLT =&gt; Turtle file<text:span text:style-name="T1">; </text:span>boundary with XSLT =&gt; SQL insert script into Spatial DB</text:p>
                    </text:list-item>
                    <text:list-item>
                      <text:p text:style-name="P5">discussion: data changes (new shapefile)</text:p>
                    </text:list-item>
                  </text:list>
                </text:list-item>
                <text:list-item>
                  <text:p text:style-name="P5">RUIAN:</text:p>
                  <text:list>
                    <text:list-item>
                      <text:p text:style-name="P5">extraction process: using web search forms, wget, shell scripts and utilities to gather data =&gt; join to big files for RUIANExtractor (describe use and the config file (TU spec, ignored attributes)) =&gt; set of result files, one per each TU kind =&gt; custom XSLT scripts =&gt; set of SQL insert scripts for the Spatial DB</text:p>
                    </text:list-item>
                    <text:list-item>
                      <text:p text:style-name="P5">discussion: data changes</text:p>
                    </text:list-item>
                  </text:list>
                </text:list-item>
              </text:list>
            </text:list-item>
            <text:list-item>
              <text:p text:style-name="P5">linking to other datasets:</text:p>
              <text:list>
                <text:list-item>
                  <text:p text:style-name="P5">what to link: crimes to laws, codelists to laws, crimes to legal acts, countries to Dbpedia, departments to RUIAN municipalities</text:p>
                </text:list-item>
                <text:list-item>
                  <text:p text:style-name="P5">how: using custom linking predicates</text:p>
                  <text:list>
                    <text:list-item>
                      <text:p text:style-name="P5">crimes to laws: in the D2RQ mapping file, using a SQLExpression to generate a corresponding law resource URI using their well-known URI resource notation; automatically</text:p>
                    </text:list-item>
                    <text:list-item>
                      <text:p text:style-name="P5">crimes to legal acts: linking manually to manually created resources</text:p>
                    </text:list-item>
                    <text:list-item>
                      <text:p text:style-name="P5">codelists to laws: (semi)automatically (TSK to laws using a script generating law URIs), manually (all other codelists); using helper classes encapsulating the referenced objects (collections of laws, collections of alternative laws etc.)</text:p>
                    </text:list-item>
                    <text:list-item>
                      <text:p text:style-name="P5">countries to DBPedia: using owl:sameAs, (semi)automatically: extracting <text:soft-page-break/>keywords from the country names, downloading the list of countries from the DBPedia and matching using the relational db<text:span text:style-name="T1">; </text:span>manually the rest of the countries that couldn't be linked in the preceding steps</text:p>
                    </text:list-item>
                    <text:list-item>
                      <text:p text:style-name="P5">departments to RUIAN dataset: using the Spatial DB spatial operators to join the departments and RUIAN TUs on their boundaries using the INTERSECT operator =&gt; join table generated to improve the intersect lookup</text:p>
                    </text:list-item>
                  </text:list>
                </text:list-item>
              </text:list>
            </text:list-item>
            <text:list-item>
              <text:p text:style-name="P5">data publication:</text:p>
              <text:list>
                <text:list-item>
                  <text:p text:style-name="P5">additional resources to be created beforehand: legal acts during the crime procedure (linked from observations); crime solved ratio generation, crime version links generation; </text:p>
                </text:list-item>
                <text:list-item>
                  <text:p text:style-name="P5">datasets, ontology, linking: to Virtuoso using isql, quad store upload; SPARQL access; modes (initial, update: generate version links); example SPARQL queries</text:p>
                </text:list-item>
                <text:list-item>
                  <text:p text:style-name="P5">Spatial DB: database structure (create script: tables for departments, municipalities, join tables etc.); shapefile data (departments table), RUIAN data (municipalities); spatial_ref_sys; boundary linearization, public interface (functions returning department code for a given GPS location); example function calls</text:p>
                </text:list-item>
              </text:list>
            </text:list-item>
            <text:list-item>
              <text:p text:style-name="P5">application</text:p>
              <text:list>
                <text:list-item>
                  <text:p text:style-name="P5">user documentation: include in the Attachments section?</text:p>
                </text:list-item>
                <text:list-item>
                  <text:p text:style-name="P5">developer documentation: in javadoc</text:p>
                  <text:list>
                    <text:list-item>
                      <text:p text:style-name="P5">web service: describe individual packages, diagrams of common tasks (communication with SPARQL endpoints and with the Spatial DB), API diagram; production of DTOs</text:p>
                    </text:list-item>
                    <text:list-item>
                      <text:p text:style-name="P5">Spatial DB: public interface API diagram</text:p>
                    </text:list-item>
                    <text:list-item>
                      <text:p text:style-name="P5">DTO: API diagrams</text:p>
                    </text:list-item>
                    <text:list-item>
                      <text:p text:style-name="P5">client: communication with web service using DTOs, diagrams of common tasks, diagrams of functional blocks</text:p>
                    </text:list-item>
                    <text:list-item>
                      <text:p text:style-name="P5">overview: diagram of the whole solution</text:p>
                    </text:list-item>
                  </text:list>
                </text:list-item>
                <text:list-item>
                  <text:p text:style-name="P5">only links to the javadoc and the user documentation? or package and overview level of the javadoc in the Attachments section?</text:p>
                </text:list-item>
              </text:list>
            </text:list-item>
            <text:list-item>
              <text:p text:style-name="P5">evaluation</text:p>
              <text:list>
                <text:list-item>
                  <text:p text:style-name="P5">what hasn't been done:</text:p>
                  <text:list>
                    <text:list-item>
                      <text:p text:style-name="P5">dataset: versioning?; the perpetrator's birthplace department code, the perpetrator's whereabouts department code;</text:p>
                    </text:list-item>
                    <text:list-item>
                      <text:p text:style-name="P5">only Czech crimes</text:p>
                    </text:list-item>
                  </text:list>
                </text:list-item>
                <text:list-item>
                  <text:p text:style-name="P5">ontology: incomplete semantics</text:p>
                  <text:list>
                    <text:list-item>
                      <text:p text:style-name="P5">codelists: incomplete codelist semantics</text:p>
                    </text:list-item>
                    <text:list-item>
                      <text:p text:style-name="P5">departments: department versioning (linking between the departments in different years), department territorial changes, English descriptions, incomplete department hierarchy and agenda (cancel, new, move, name change)</text:p>
                    </text:list-item>
                    <text:list-item>
                      <text:p text:style-name="P5">only for the Czech crimes</text:p>
                    </text:list-item>
                  </text:list>
                </text:list-item>
                <text:list-item>
                  <text:p text:style-name="P5"><text:soft-page-break/>shapefile and RUIAN updates</text:p>
                </text:list-item>
                <text:list-item>
                  <text:p text:style-name="P5">dataset</text:p>
                </text:list-item>
                <text:list-item>
                  <text:p text:style-name="P5">application: not all crimes used (those with the department without the territory are ignored, interval crimes are ignored or reduced to a point in time: is it a problem?); statistics only for the current location, a user is not able to change the police department; GPS is needed to perform location updates; the data from the web service is not compressed, web-service: no authentication nor resource consumption control, only one endpoint available; Android: only from API 16 (Support Library would solve the problem)</text:p>
                </text:list-item>
                <text:list-item>
                  <text:p text:style-name="P5">limitations: only the crimes that have been recorded by the Police of the Czech republic are offered, which also restricts the usage of the ontology, which can only be fully used to describe the crimes recorded by the PCR</text:p>
                </text:list-item>
              </text:list>
            </text:list-item>
            <text:list-item>
              <text:p text:style-name="P5">conclusion: what's next (complete what has not been done, extend linking, extend the demo application's featur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5T18:53:25.96</meta:creation-date>
    <dc:date>2015-02-18T22:51:34.35</dc:date>
    <meta:editing-duration>PT16H47M50S</meta:editing-duration>
    <meta:editing-cycles>6</meta:editing-cycles>
    <meta:generator>OpenOffice.org/3.4.1$Win32 OpenOffice.org_project/341m1$Build-9593</meta:generator>
    <meta:document-statistic meta:table-count="0" meta:image-count="0" meta:object-count="0" meta:page-count="6" meta:paragraph-count="137" meta:word-count="1685" meta:character-count="10947"/>
  </office:meta>
</office:document-meta>
</file>